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in" fo:margin-bottom="0in" fo:line-height="138%" style:writing-mode="lr-tb"/>
      <style:text-properties fo:font-variant="normal" fo:text-transform="none" fo:color="#000000" style:text-line-through-style="none" style:font-name="Arial1" fo:font-size="11pt" fo:font-style="italic" style:text-underline-style="none" fo:font-weight="normal" style:text-blinking="false" fo:background-color="transparent"/>
    </style:style>
    <style:style style:name="P3" style:family="paragraph" style:parent-style-name="Text_20_body">
      <style:paragraph-properties fo:margin-top="0in" fo:margin-bottom="0in" fo:line-height="138%"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4" style:family="paragraph" style:parent-style-name="Text_20_body">
      <style:paragraph-properties fo:margin-top="0in" fo:margin-bottom="0in" fo:line-height="138%" style:writing-mode="lr-tb"/>
      <style:text-properties fo:font-weight="normal"/>
    </style:style>
    <style:style style:name="P5" style:family="paragraph" style:parent-style-name="Text_20_body">
      <style:paragraph-properties fo:margin-left="0.5in" fo:margin-right="0in" fo:margin-top="0in" fo:margin-bottom="0in" fo:line-height="138%" fo:text-indent="0in" style:auto-text-indent="false"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6" style:family="paragraph" style:parent-style-name="Text_20_body">
      <style:text-properties fo:font-weight="normal"/>
    </style:style>
    <style:style style:name="P7" style:family="paragraph" style:parent-style-name="Text_20_body">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8" style:family="paragraph" style:parent-style-name="Text_20_body" style:list-style-name="L9">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9" style:family="paragraph" style:parent-style-name="Text_20_body" style:list-style-name="L14">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0" style:family="paragraph" style:parent-style-name="Text_20_body" style:list-style-name="L15">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1" style:family="paragraph" style:parent-style-name="Text_20_body" style:list-style-name="L16">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2" style:family="paragraph" style:parent-style-name="Text_20_body" style:list-style-name="L17">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3" style:family="paragraph" style:parent-style-name="Text_20_body" style:list-style-name="L19">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14" style:family="paragraph" style:parent-style-name="Text_20_body" style:list-style-name="L17">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normal" style:text-underline-style="none" fo:font-weight="bold" style:text-blinking="false"/>
    </style:style>
    <style:style style:name="P15" style:family="paragraph" style:parent-style-name="Text_20_body" style:list-style-name="L11">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font-name="Arial1" fo:font-size="11pt" fo:font-style="italic" style:text-underline-style="none" fo:font-weight="normal" style:text-blinking="false" fo:background-color="transparent"/>
    </style:style>
    <style:style style:name="P16" style:family="paragraph" style:parent-style-name="Text_20_body" style:list-style-name="L17">
      <style:paragraph-properties fo:margin-top="0in" fo:margin-bottom="0in" fo:line-height="138%" fo:background-color="transparent" style:writing-mode="lr-tb">
        <style:background-image/>
      </style:paragraph-properties>
      <style:text-properties fo:font-variant="normal" fo:text-transform="none" fo:color="#000000" style:text-line-through-style="none" style:text-underline-style="none" style:text-blinking="false"/>
    </style:style>
    <style:style style:name="P17" style:family="paragraph" style:parent-style-name="Text_20_body">
      <style:paragraph-properties fo:margin-top="0in" fo:margin-bottom="0in" fo:line-height="138%" fo:background-color="transparent" style:writing-mode="lr-tb">
        <style:background-image/>
      </style:paragraph-properties>
      <style:text-properties fo:font-variant="normal" fo:text-transform="none" fo:color="#000000" style:font-name="Arial1" fo:font-size="11pt" fo:font-style="normal" style:text-underline-style="none" fo:font-weight="normal" fo:background-color="transparent"/>
    </style:style>
    <style:style style:name="P18" style:family="paragraph" style:parent-style-name="Text_20_body">
      <style:paragraph-properties fo:margin-top="0in" fo:margin-bottom="0in" fo:line-height="138%" fo:background-color="transparent" style:writing-mode="lr-tb">
        <style:background-image/>
      </style:paragraph-properties>
    </style:style>
    <style:style style:name="P19" style:family="paragraph" style:parent-style-name="Text_20_body">
      <style:paragraph-properties fo:margin-top="0in" fo:margin-bottom="0in" fo:line-height="138%"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P20" style:family="paragraph" style:parent-style-name="Text_20_body">
      <style:paragraph-properties fo:margin-top="0in" fo:margin-bottom="0in" fo:line-height="138%" style:writing-mode="lr-tb"/>
      <style:text-properties fo:font-variant="normal" fo:text-transform="none" fo:color="#000000" style:text-line-through-style="none" style:font-name="Arial1" fo:font-size="11pt" fo:font-style="italic" style:text-underline-style="none" fo:font-weight="normal" style:text-blinking="false" fo:background-color="transparent" style:font-style-asian="italic" style:font-style-complex="italic"/>
    </style:style>
    <style:style style:name="P21" style:family="paragraph" style:parent-style-name="Text_20_body">
      <style:paragraph-properties fo:margin-top="0in" fo:margin-bottom="0in" fo:line-height="138%" style:writing-mode="lr-tb"/>
      <style:text-properties fo:font-variant="normal" fo:text-transform="none" fo:color="#000000" style:text-line-through-style="none" style:font-name="Arial1" fo:font-size="11pt" fo:font-style="italic" style:text-underline-style="none" fo:font-weight="normal" style:text-blinking="false" fo:background-color="transparent"/>
    </style:style>
    <style:style style:name="P22" style:family="paragraph" style:parent-style-name="Text_20_body">
      <style:paragraph-properties fo:margin-top="0in" fo:margin-bottom="0in" fo:line-height="138%" style:writing-mode="lr-tb"/>
      <style:text-properties fo:font-variant="normal" fo:text-transform="none" fo:color="#000000" style:font-name="Arial1" fo:font-size="11pt" fo:font-style="normal" style:text-underline-style="solid" style:text-underline-width="auto" style:text-underline-color="font-color" fo:font-weight="bold" fo:background-color="transparent"/>
    </style:style>
    <style:style style:name="P23" style:family="paragraph" style:parent-style-name="Text_20_body">
      <style:paragraph-properties fo:margin-top="0in" fo:margin-bottom="0in" fo:line-height="138%" style:writing-mode="lr-tb"/>
    </style:style>
    <style:style style:name="P24" style:family="paragraph" style:parent-style-name="Text_20_body">
      <style:paragraph-properties fo:margin-top="0in" fo:margin-bottom="0in" fo:line-height="138%" style:writing-mode="lr-tb"/>
      <style:text-properties fo:font-weight="normal"/>
    </style:style>
    <style:style style:name="P25" style:family="paragraph" style:parent-style-name="Text_20_body">
      <style:paragraph-properties fo:margin-top="0in" fo:margin-bottom="0in" fo:line-height="138%" fo:break-before="page" style:writing-mode="lr-tb"/>
      <style:text-properties fo:font-variant="normal" fo:text-transform="none" fo:color="#000000" style:text-line-through-style="none" style:font-name="Arial1" fo:font-size="11pt" fo:font-style="normal" style:text-underline-style="none" fo:font-weight="normal" style:text-blinking="false" fo:background-color="transparent" style:font-weight-asian="normal" style:font-weight-complex="normal"/>
    </style:style>
    <style:style style:name="P26" style:family="paragraph" style:parent-style-name="Text_20_body">
      <style:paragraph-properties fo:margin-top="0in" fo:margin-bottom="0in" fo:line-height="138%" fo:break-before="page" style:writing-mode="lr-tb"/>
      <style:text-properties fo:font-variant="normal" fo:text-transform="none" fo:color="#000000" style:font-name="Arial1" fo:font-size="11pt" fo:font-style="normal" style:text-underline-style="solid" style:text-underline-width="auto" style:text-underline-color="font-color" fo:font-weight="bold" fo:background-color="transparent"/>
    </style:style>
    <style:style style:name="P27" style:family="paragraph" style:parent-style-name="Text_20_body">
      <style:paragraph-properties fo:margin-top="0in" fo:margin-bottom="0in" fo:line-height="138%" fo:break-before="page" fo:background-color="transparent" style:writing-mode="lr-tb">
        <style:background-image/>
      </style:paragraph-properties>
      <style:text-properties fo:font-variant="normal" fo:text-transform="none" fo:color="#000000" style:font-name="Arial1" fo:font-size="11pt" fo:font-style="normal" style:text-underline-style="none" fo:font-weight="normal" fo:background-color="transparent"/>
    </style:style>
    <style:style style:name="T1" style:family="text">
      <style:text-properties fo:background-color="transparent"/>
    </style:style>
    <style:style style:name="T2" style:family="text">
      <style:text-properties fo:font-weight="bold"/>
    </style:style>
    <style:style style:name="T3" style:family="text">
      <style:text-properties fo:font-weight="normal" fo:background-color="transparent"/>
    </style:style>
    <style:style style:name="T4" style:family="text">
      <style:text-properties fo:font-style="normal"/>
    </style:style>
    <style:style style:name="T5" style:family="text">
      <style:text-properties fo:font-style="normal" fo:font-weight="bold"/>
    </style:style>
    <style:style style:name="T6" style:family="text">
      <style:text-properties style:font-name="Arial1" fo:font-size="11pt" fo:font-style="normal" fo:font-weight="bold" fo:background-color="transparent"/>
    </style:style>
    <style:style style:name="T7" style:family="text">
      <style:text-properties style:font-name="Arial1" fo:font-size="11pt" fo:font-style="normal" fo:font-weight="normal" fo:background-color="transparent"/>
    </style:style>
    <style:style style:name="T8" style:family="text">
      <style:text-properties fo:font-variant="normal" fo:text-transform="none" fo:color="#000000" style:text-line-through-style="none" style:font-name="Arial1" fo:font-size="11pt" fo:font-style="normal" style:text-underline-style="none" style:text-blinking="false" fo:background-color="transparent"/>
    </style:style>
    <style:style style:name="T9" style:family="text">
      <style:text-properties fo:font-variant="normal" fo:text-transform="none" fo:color="#000000" style:text-line-through-style="none" style:font-name="Arial1" fo:font-size="11pt" fo:font-style="normal" style:text-underline-style="none" fo:font-weight="bold" style:text-blinking="false" fo:background-color="transparent"/>
    </style:style>
    <style:style style:name="T10" style:family="text">
      <style:text-properties fo:font-variant="normal" fo:text-transform="none" fo:color="#000000" style:text-line-through-style="none" style:font-name="Arial1" fo:font-size="11pt" fo:font-style="normal" style:text-underline-style="none" fo:font-weight="normal" style:text-blinking="false" fo:background-color="transparent"/>
    </style:style>
    <style:style style:name="T11" style:family="text">
      <style:text-properties fo:font-variant="normal" fo:text-transform="none" fo:color="#000000" style:text-line-through-style="none" style:font-name="Arial1" fo:font-size="11pt" fo:font-style="italic" style:text-underline-style="none" style:text-blinking="false" fo:background-color="transparent"/>
    </style:style>
    <style:style style:name="T12" style:family="text">
      <style:text-properties fo:font-variant="normal" fo:text-transform="none" fo:color="#000000" style:text-line-through-style="none" style:text-underline-style="none" style:text-blinking="false" fo:background-color="transparent"/>
    </style:style>
    <style:style style:name="T13" style:family="text">
      <style:text-properties fo:font-variant="normal" fo:text-transform="none" fo:color="#000000" style:font-name="Arial1" fo:font-size="11pt" fo:font-style="normal" style:text-underline-style="solid" style:text-underline-width="auto" style:text-underline-color="font-color" fo:font-weight="bold" fo:background-color="transparent"/>
    </style:style>
    <style:style style:name="T14" style:family="text">
      <style:text-properties fo:font-variant="normal" fo:text-transform="none" fo:color="#000000" style:font-name="Arial1" fo:font-size="11pt" fo:font-style="normal" style:text-underline-style="solid" style:text-underline-width="auto" style:text-underline-color="font-color" fo:font-weight="normal" fo:background-color="transparent"/>
    </style:style>
    <style:style style:name="T15" style:family="text">
      <style:text-properties style:text-underline-style="solid" style:text-underline-width="auto" style:text-underline-color="font-color" fo:font-weight="bold"/>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style:text-line-through-style="none" style:text-blinking="false"/>
    </style:style>
    <style:style style:name="T18" style:family="text">
      <style:text-properties style:text-line-through-style="none" style:text-underline-style="solid" style:text-underline-width="auto" style:text-underline-color="font-color" fo:font-weight="bold" style:text-blink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number text:level="1" text:style-name="Numbering_20_Symbols" style:num-suffix="." style:num-format="1" text:start-value="9">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text:start-value="1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3">Data Management Story Outline and Notes</text:span></text:p>
      <text:p text:style-name="P23"><text:span text:style-name="T13"/></text:p>
      <text:p text:style-name="P23"><text:span text:style-name="T14">Learning concepts: </text:span></text:p>
      <text:list xml:id="list4067853783130458175" text:style-name="L9">
        <text:list-item>
          <text:p text:style-name="P8">Finding/collecting data*</text:p>
        </text:list-item>
        <text:list-item>
          <text:p text:style-name="P8">README</text:p>
        </text:list-item>
        <text:list-item>
          <text:p text:style-name="P8">Filenaming schemes</text:p>
        </text:list-item>
        <text:list-item>
          <text:p text:style-name="P8">Metadata*</text:p>
        </text:list-item>
        <text:list-item>
          <text:p text:style-name="P8">Storage*</text:p>
        </text:list-item>
        <text:list-item>
          <text:p text:style-name="P8"/>
        </text:list-item>
      </text:list>
      <text:list xml:id="list9211935485615848192" text:style-name="L17">
        <text:list-item>
          <text:p text:style-name="P14"><text:span text:style-name="T1">Expand what happens next part - </text:span><text:span text:style-name="T3">finding/collecting data, metadata, storage </text:span></text:p>
          <text:list>
            <text:list-item>
              <text:p text:style-name="P12">Worry less about dialogue - but clear about what needs to happen</text:p>
            </text:list-item>
          </text:list>
        </text:list-item>
        <text:list-item>
          <text:p text:style-name="P12">Action [metaphor, or act of doing something] - active, fantastical </text:p>
        </text:list-item>
        <text:list-item>
          <text:p text:style-name="P12">Data collection</text:p>
        </text:list-item>
        <text:list-item>
          <text:p text:style-name="P16"><text:span text:style-name="T1">“</text:span><text:span text:style-name="T6">What’s the worst thing that could happen?</text:span><text:span text:style-name="T7">” - DMP keeping disaster from happening</text:span></text:p>
        </text:list-item>
        <text:list-item>
          <text:p text:style-name="P12">StatCat seeing the future disasters due to life experience</text:p>
        </text:list-item>
        <text:list-item>
          <text:p text:style-name="P12">Commercials Saturday morning </text:p>
        </text:list-item>
        <text:list-item>
          <text:p text:style-name="P12">StatCat + DataDog independently having dreams and nightmares about the worst-case scenarios - commercials are about sleeping pills - they are having anxiety about those worst-case scenarios and they are taking the sleeping pills </text:p>
        </text:list-item>
        <text:list-item>
          <text:p text:style-name="P12"><text:span text:style-name="T13">DataDog Achilles heel - glory over process (less willing to spend that time to document, slow down, pay attention to details)</text:span></text:p>
        </text:list-item>
      </text:list>
      <text:p text:style-name="Text_20_body"/>
      <text:p text:style-name="P3"/>
      <text:p text:style-name="P25"><text:span text:style-name="T16">Possible ways to frame and set the story:</text:span></text:p>
      <text:p text:style-name="Text_20_body"/>
      <text:p text:style-name="P3">DataDog is given the job of finding(?), collecting(?), filing(?) data, but is caught mid-stream by StatCat as he watches her impatient desire to skip the planning and begin the computer work and coding.</text:p>
      <text:p text:style-name="Text_20_body"/>
      <text:p text:style-name="P3">In all 3 prior stories, DataDog saved StatCat’s butt, proving to be the conscience and wisdom balancing out StatCat’s blindspots, prejudices and obsessive passions, essentially deterring colossal disaster.</text:p>
      <text:p text:style-name="Text_20_body"/>
      <text:p text:style-name="P3">We need to establish that StatCat too, can be the hero and can save DataDog from her flaws, so the aim of this story is to communicate the lessons, but secondarily to reverse StatCat and DataDog’s roles as presented up to now.</text:p>
      <text:p text:style-name="Text_20_body"/>
      <text:p text:style-name="P3">In the tradition of “Little Nemo and Slumberland,” and “Spaceman Spiff” (Calvin and Hobbes fantasy sequences), Space Ghost, Star Wars, Flash Gordon, etc., these will be presented in a fantastical/science fiction setting that will present ample metaphoric versions of the lessons being learned (fantasies not limited to sci-fi, but also historical, noir, or whatever works). Perhaps using “Space Ghost” as a starting point (designs by Alex Toth).</text:p>
      <text:p text:style-name="Text_20_body"/>
      <text:p text:style-name="P3">Perhaps framed as StatCat and DataDog in another reality, this time they could be heroes in a futuristic setting? </text:p>
      <text:p text:style-name="P3"/>
      <text:p text:style-name="P3">--OR-- … they could simply be in the updated “Batcave”-like Statcave envisioning these many disasters?</text:p>
      <text:p text:style-name="Text_20_body"/>
      <text:p text:style-name="P3">--- OR -- equally good idea:</text:p>
      <text:p text:style-name="P5">StatCat + DataDog independently having dreams and nightmares about the worst-case scenarios - commercials are about sleeping pills - they are having anxiety about those worst-case scenarios and they are taking the sleeping pills.</text:p>
      <text:p text:style-name="Text_20_body"/>
      <text:p text:style-name="P3">--OR-- as flashbacks?</text:p>
      <text:p text:style-name="Text_20_body"/>
      <text:p text:style-name="P3">We could perhaps consider creating Sunday Comics style layouts, each strip demonstrating a possible disaster and outcome (perhaps serializing the events to spread out over 2 strips if the events and opportunities allow).</text:p>
      <text:p text:style-name="P3"/>
      <text:p text:style-name="P3">--OR-- All Star Wars themed stories and settings!</text:p>
      <text:p text:style-name="P3"/>
      <text:p text:style-name="P3"><text:soft-page-break/>StatCat as Obi Wan Catnobi and DataDog as Klute Dogwalker and ALL stories and metaphors take place in that universe.</text:p>
      <text:p text:style-name="Text_20_body"/>
      <text:p text:style-name="P3">All the “What could possibly go wrong” scenarios are presented in metaphorical little stories.</text:p>
      <text:p text:style-name="P1"><text:line-break/></text:p>
      <text:p text:style-name="P3">Perhaps limit to:</text:p>
      <text:p text:style-name="Text_20_body"/>
      <text:p text:style-name="P3">1 to 2 strip set up</text:p>
      <text:p text:style-name="P3">4 single Sunday strip stories telling what could go wrong</text:p>
      <text:p text:style-name="P3">2 double (with cliffhangers) Sunday strip stories telling what could go wrong</text:p>
      <text:p text:style-name="P3">1 to 2 strip closure</text:p>
      <text:p text:style-name="Text_20_body"/>
      <text:p text:style-name="P3">Total: 10 to 12 full color Sunday strips? (Allowing ourselves to go as high as 14 or 15 if the material is rich enough).</text:p>
      <text:p text:style-name="Text_20_body"/>
      <text:p text:style-name="P23"/>
      <text:p text:style-name="P22"/>
      <text:p text:style-name="P26">Chapter 1:</text:p>
      <text:p text:style-name="Text_20_body"/>
      <text:p text:style-name="P2">Opening scene: DataDog, in her “Mongrel Marvel” costume, sits on the couch in the StatCave recroom, drinking a martini, reading a newspaper with a bone on the front with some text. She takes a sip, and StatCat comes roaring in, screeching to a halt in the “StatMobile,” a ridiculously over-gadgeted 1977 AMC Pacer wearing his “Cosmic Cat” costume. DataDog spits out the Martini.</text:p>
      <text:p text:style-name="Text_20_body"/>
      <text:p text:style-name="P4"><text:span text:style-name="T9">StatCat: “</text:span><text:span text:style-name="T8">DataDog! Put down that paper! I have the most wondrous news! The National Institutes for Cat and Dog Health is offering $500,000 grants to study the impact of canned food vs dry kibble on cat and dog lives!” He raves, holding a journal over his head.</text:span></text:p>
      <text:p text:style-name="Text_20_body"/>
      <text:p text:style-name="P4"><text:span text:style-name="T9">DataDog: </text:span><text:span text:style-name="T8">[wiping martini off her costume] “Wow! That sounds right up your alley, StatCat! And a great way to learn more about your own immortality (or lack of)”</text:span></text:p>
      <text:p text:style-name="Text_20_body"/>
      <text:p text:style-name="P4"><text:span text:style-name="T9">StatCat: </text:span><text:span text:style-name="T12">“</text:span><text:span text:style-name="T8">Immortality?! As long as I take regular baths in Illudium Phosdex all 8 lives are secured--though it would have been nine had it not been for that unfortunate weekend in Toledo, don’t ya know! But I would be remiss to pass up an opportunity to learn more about the best food I should be consuming… and just think, flavor issues aside, of all the cat and dog lives that could be saved!” He raves, arm dramatically raised overhead, pointing to the sky. </text:span></text:p>
      <text:p text:style-name="Text_20_body"/>
      <text:p text:style-name="P4"><text:span text:style-name="T9">DataDog</text:span><text:span text:style-name="T8">: "Flaming Fancy Feast Cosmic Cat! A life and death kibble kerfuffle! So, when is the grant proposal due?”</text:span></text:p>
      <text:p text:style-name="Text_20_body"/>
      <text:p text:style-name="P4"><text:span text:style-name="T9">StatCat</text:span><text:span text:style-name="T8">: "Tonight at midnight! We must get started right away! The future of canine and feline wellness is at stake! Uh… here…"</text:span></text:p>
      <text:p text:style-name="Text_20_body"/>
      <text:p text:style-name="P3">(He hands the clipping from the journal to DataDog.)</text:p>
      <text:p text:style-name="Text_20_body"/>
      <text:p text:style-name="P3">"This looks like a job for the Mongrel Marvel! I need a nap, a Cosmic Catnap, don't ya know!"</text:p>
      <text:p text:style-name="P1"><text:line-break/><text:span text:style-name="T11">DataDog furiously types away at the computer while StatCat has a shocked look on his face.</text:span></text:p>
      <text:p text:style-name="Text_20_body"/>
      <text:p text:style-name="P2">Next frame shows the progression into nighttime.</text:p>
      <text:p text:style-name="Text_20_body"/>
      <text:p text:style-name="P4"><text:span text:style-name="T9">DataDog: </text:span><text:span text:style-name="T12">“</text:span><text:span text:style-name="T8">Finished! And with 2 hours to spare! Let me go ahead and email this off…”</text:span></text:p>
      <text:p text:style-name="Text_20_body"/>
      <text:p text:style-name="P4"><text:span text:style-name="T9">StatCat: </text:span><text:span text:style-name="T8">DataDogt! Don’t you think I should look it over before you submit it? You wrote it quite </text:span><text:soft-page-break/><text:span text:style-name="T8">quickly….and did you write a data management plan? Most grants require those when applying.”</text:span></text:p>
      <text:p text:style-name="Text_20_body"/>
      <text:p text:style-name="P4"><text:span text:style-name="T9">DataDog: </text:span><text:span text:style-name="T12">“</text:span><text:span text:style-name="T8">Of course I wrote a DMP! It’s a wonderful DMP. Here, let me print it out for you on the Uni-Cativac 3,000 so you can witness the best data management planning you’ve ever seen! Now, while you review this, I’m going to treat myself to another martini.”</text:span></text:p>
      <text:p text:style-name="Text_20_body"/>
      <text:p text:style-name="P2">With DataDog in the background gathering materials from the StatCave's StatBar, StatCat holds the DMP in his hands with a suspicious look on his face on his face, brow furrowed.</text:p>
      <text:p text:style-name="Text_20_body"/>
      <text:p text:style-name="P4"><text:span text:style-name="T9">StatCat: </text:span><text:span text:style-name="T12">“T</text:span><text:span text:style-name="T8">his DMP is only 2 sentences…."</text:span></text:p>
      <text:p text:style-name="Text_20_body"/>
      <text:p text:style-name="P2">DataDog appears unphased, and continues to craft her martini.</text:p>
      <text:p text:style-name="Text_20_body"/>
      <text:p text:style-name="P4"><text:span text:style-name="T9">DataDog: </text:span><text:span text:style-name="T8">[without looking up at DataDog] “Yes, I thought that I had perhaps made it too long as well.”</text:span></text:p>
      <text:p text:style-name="Text_20_body"/>
      <text:p text:style-name="P4"><text:span text:style-name="T9">StatCat: </text:span><text:span text:style-name="T12">“And it's all stored on your iBone iPhone</text:span><text:span text:style-name="T8">…."</text:span></text:p>
      <text:p text:style-name="P2"/>
      <text:p text:style-name="P2"><text:span text:style-name="T5">DataDog: </text:span>“I paid for the 3 year protection plan<text:span text:style-name="T4">…."</text:span></text:p>
      <text:p text:style-name="Text_20_body"/>
      <text:p text:style-name="P4"><text:span text:style-name="T9">StatCat: “</text:span><text:span text:style-name="T8">DataDog, you need to take this more seriously! A DMP should be 2 pages of content and include so much more detail than you have here! and you can't trust that doohickey as the only storage..."</text:span></text:p>
      <text:p text:style-name="P3"/>
      <text:p text:style-name="P4"><text:span text:style-name="T9">StatCat: </text:span><text:span text:style-name="T8">“But... the 3 year protection plan..."</text:span></text:p>
      <text:p text:style-name="Text_20_body"/>
      <text:p text:style-name="P2">The next frame shows StatCat standing in front of a chalkboard with a ruler she uses to point to the board.</text:p>
      <text:p text:style-name="Text_20_body"/>
      <text:p text:style-name="P4"><text:span text:style-name="T9">StatCat: "</text:span><text:span text:style-name="T8">A DMP should address each aspect of your data throughout your research project - and you have to convince the funders that you are going to take care of this data!"</text:span></text:p>
      <text:p text:style-name="P3"/>
      <text:p text:style-name="P4"><text:span text:style-name="T9">StatCat: </text:span><text:span text:style-name="T8">“That protection plan cost me 30 bucks!"</text:span></text:p>
      <text:p text:style-name="Text_20_body"/>
      <text:p text:style-name="P2">The board has the following points:</text:p>
      <text:p text:style-name="Text_20_body"/>
      <text:list xml:id="list7551959363616248966" text:style-name="L11">
        <text:list-item>
          <text:p text:style-name="P15">Finding/Collecting the data</text:p>
        </text:list-item>
        <text:list-item>
          <text:p text:style-name="P15">Who can access the data</text:p>
        </text:list-item>
        <text:list-item>
          <text:p text:style-name="P15"><text:soft-page-break/>How will you store it?</text:p>
        </text:list-item>
        <text:list-item>
          <text:p text:style-name="P15">What file formats will you use?</text:p>
        </text:list-item>
        <text:list-item>
          <text:p text:style-name="P15">What analyses will you use?</text:p>
        </text:list-item>
        <text:list-item>
          <text:p text:style-name="P15">What filenaming schemes will you use?</text:p>
        </text:list-item>
        <text:list-item>
          <text:p text:style-name="P15">Will you use metadata? Which standards? </text:p>
        </text:list-item>
        <text:list-item>
          <text:p text:style-name="P15">+ any funder-specific requirements </text:p>
        </text:list-item>
      </text:list>
      <text:p text:style-name="Text_20_body"/>
      <text:p text:style-name="P2">Next frame returns to DataDog and Statcat standing around the Uni-Cativac.</text:p>
      <text:p text:style-name="Text_20_body"/>
      <text:p text:style-name="P4"><text:span text:style-name="T9">DataDog: </text:span><text:span text:style-name="T12">“</text:span><text:span text:style-name="T8">But how can I make the perfect Martini and write a new DMP in time? [wipes sweat off brow] *Sigh*, this whole process is making me want a double."</text:span></text:p>
      <text:p text:style-name="Text_20_body"/>
      <text:p text:style-name="P4"><text:span text:style-name="T9">DataDog: </text:span><text:span text:style-name="T12">“</text:span><text:span text:style-name="T8">Easy on the gravy martinis there."</text:span></text:p>
      <text:p text:style-name="Text_20_body"/>
      <text:p text:style-name="P3"><text:span text:style-name="T2">DataDog: </text:span>“What could go wrong? That's the best iBone and--"</text:p>
      <text:p text:style-name="P3"/>
      <text:p text:style-name="P3"><text:span text:style-name="T2">StatCat: </text:span>“Yes, yes I know, the best iBone and protection plan money can buy. Drink up super pup... and let me tell you some stories... what could go wrong indeed!"</text:p>
      <text:p text:style-name="P3"/>
      <text:p text:style-name="P3">"WE'LL BE RIGHT BACK!"</text:p>
      <text:p text:style-name="P3"/>
      <text:p text:style-name="P3">1st story: (formatted like a Sunday comic)</text:p>
      <text:p text:style-name="P3"/>
      <text:p text:style-name="P20">[Someone steals all the data once it is collected and ruins StatCat’s career (lesson - data security in data storage, access restrictions) (maybe the storyline here is that someone distracts the pheasant that is guarding the data?]</text:p>
      <text:p text:style-name="P3"/>
      <text:p text:style-name="P3">Commercial for either Trix(like) or Lucky Charms(like) or McDonalds(like) ad featuring DataDog as a clown or kid with only one copy of important data on a floppy disc she is hurriedly trying to deliver that StatCat as a "Hamburglar" or crazy cat trying to steal the floppy disc. While chasing DataDog, she falls into a hole, the floppy disc (in true cartoon form), hovers in the air over the pit, StatCat snags it and runs off... the data lost forever. </text:p>
      <text:p text:style-name="P3"/>
      <text:p text:style-name="P3">Final panel, they sit around making copies of the floppy disc... "Don't let your data get lost or stolen... buy one ACME floppy disc... get one free!"</text:p>
      <text:p text:style-name="P3"/>
      <text:p text:style-name="P3">Last panel... states the moral of the story. </text:p>
      <text:p text:style-name="P7"/>
      <text:p text:style-name="P7"><text:soft-page-break/>"AND NOW BACK TO OUR SHOW"</text:p>
      <text:p text:style-name="P7"/>
      <text:p text:style-name="P7">2nd story:</text:p>
      <text:p text:style-name="P7"/>
      <text:p text:style-name="P7">[The National Institutes for Cat and Dog Health realizes that StatCat didn’t follow his DMP during the research, and revokes his grant, and fears he is fired and shamed]</text:p>
      <text:p text:style-name="P7"/>
      <text:p text:style-name="P7">First panel:</text:p>
      <text:p text:style-name="P7"/>
      <text:p text:style-name="P7">StatCat: "Did I ever tell you about the time I failed to follow my DMP? You were but an eager underclassman, still wet behind her puppy ears."</text:p>
      <text:p text:style-name="P7"/>
      <text:p text:style-name="P7">Flashback to ridiculous 1970's style sitcom or family show, StatCat doing activity above sloppily. Gets called into a hearing at the University, fearing being fired, reprimanded, sued or losing his grant. </text:p>
      <text:p text:style-name="P7"/>
      <text:p text:style-name="P7">Last(ish) panel, StatCat walking past a young DataDog with BIG glasses and braces(?), dripping with tar and covered in feathers (or seen sitting at his desk in a slouch).</text:p>
      <text:p text:style-name="P7"/>
      <text:p text:style-name="P7">StatCat: "All things considered... I got off easy, don't ya know."</text:p>
      <text:p text:style-name="P7"/>
      <text:p text:style-name="P7">Last panel... states the moral of the story.</text:p>
      <text:p text:style-name="P7"/>
      <text:p text:style-name="P18"><text:span text:style-name="T10">3rd story:</text:span></text:p>
      <text:p text:style-name="P18"><text:span text:style-name="T10"/></text:p>
      <text:p text:style-name="P18"><text:span text:style-name="T10">[The computer spontaneously combusts and all the data is lost (and StatCat didn’t backup the data!) (lesson - backup your data! Keep multiple copies!)]</text:span></text:p>
      <text:p text:style-name="P18"><text:span text:style-name="T10"/></text:p>
      <text:p text:style-name="P18"><text:span text:style-name="T10">Perhaps a sci-fi setting (Flash Gordon, Buck Rogers) in which they are flying a spaceship in a deadly battle, they are carrying the one robot with the data/plans on it (satire on Star Wars R2D2 with Leia's message)</text:span></text:p>
      <text:p text:style-name="Text_20_body"/>
      <text:list xml:id="list7883618860203578875" text:style-name="L14">
        <text:list-item>
          <text:list>
            <text:list-item>
              <text:p text:style-name="P9">StatCat ends up getting sued and put on trial in front of a grand jury because he broke into cats’ homes and surveyed what cat food they were eating (lesson - make sure you have the right approval to collect data ethically)</text:p>
            </text:list-item>
          </text:list>
        </text:list-item>
      </text:list>
      <text:p text:style-name="Text_20_body"/>
      <text:list xml:id="list3026716630180807967" text:style-name="L15">
        <text:list-item>
          <text:list>
            <text:list-item>
              <text:p text:style-name="P10">DataDog goes to analyze the data and realizes that none of it is findable and readable since StatCat used awful filenames that aren’t helpful, such as “StatCat 1.csv”, “file-3.csv”, “this file has data.csv”, “cat food 4.csv”, etc.</text:p>
            </text:list-item>
          </text:list>
        </text:list-item>
      </text:list>
      <text:p text:style-name="Text_20_body"><text:soft-page-break/></text:p>
      <text:list xml:id="list3425397064324725309" text:style-name="L16">
        <text:list-item>
          <text:list>
            <text:list-header>
              <text:p text:style-name="P11"/>
            </text:list-header>
          </text:list>
        </text:list-item>
      </text:list>
      <text:p text:style-name="P27"><text:span text:style-name="T17">STAR WARS/FLASH GORDON/BUCK ROGERS ITERATION:</text:span></text:p>
      <text:p text:style-name="P17"><text:span text:style-name="T18"/></text:p>
      <text:p text:style-name="P17"><text:span text:style-name="T15">Chapter 1:</text:span></text:p>
      <text:p text:style-name="Text_20_body"/>
      <text:p text:style-name="P2">Opening scene: DataDog, in as "Fluke dogwalker" sits in a corner in Obi Wan Catnobi's comfy cave-hut, drinking a blue martini, looking at her sci-fi iBone. She takes a sip, and StatCat comes roaring in making horrible sounds.</text:p>
      <text:p text:style-name="P2"/>
      <text:p text:style-name="P2">She spits a bit of it on the chess set. </text:p>
      <text:p text:style-name="Text_20_body"/>
      <text:p text:style-name="P4"><text:span text:style-name="T9">StatCat: “</text:span><text:span text:style-name="T8">DataDog! Put down contraption! I escaped the Beachpeople to bring the most wondrous news! The Rebel Institutes for Cat and Dog Health is offering 500,000 gold splunker grants to study the impact of canned food vs dry kibble on cat and dog lives!” He raves, holding a yellowed flyer over his head.</text:span></text:p>
      <text:p text:style-name="Text_20_body"/>
      <text:p text:style-name="P4"><text:span text:style-name="T9">DataDog: </text:span><text:span text:style-name="T8">[wiping martini off her costume] “Wow! That sounds right up your alley, StatCat! And a great way to learn more about your own immortality (or lack of)”</text:span></text:p>
      <text:p text:style-name="Text_20_body"/>
      <text:p text:style-name="P4"><text:span text:style-name="T9">StatCat: </text:span><text:span text:style-name="T12">“</text:span><text:span text:style-name="T8">Immortality?! As long as I take regular baths in Illudium Phosdex all 8 lives are secured--though it would have been nine had it not been for that unfortunate weekend in Toledo, don’t ya know! But I would be remiss to pass up an opportunity to learn more about the best nutrition units I should be consuming… and just think, flavor issues aside, of all the cat and dog lives that could be saved!” He raves, arm dramatically raised overhead, pointing to the stars. </text:span></text:p>
      <text:p text:style-name="Text_20_body"/>
      <text:p text:style-name="P4"><text:span text:style-name="T9">DataDog</text:span><text:span text:style-name="T8">: "Flaming Fancy Feast Cosmic Cat! A life and death kibble kerfuffle! So, when is the grant proposal due?”</text:span></text:p>
      <text:p text:style-name="Text_20_body"/>
      <text:p text:style-name="P4"><text:span text:style-name="T9">StatCat</text:span><text:span text:style-name="T8">: "Tonight at midnight! We must get started right away! The future wellness of rebel canine and felines is at stake! Uh… here…"</text:span></text:p>
      <text:p text:style-name="Text_20_body"/>
      <text:p text:style-name="P3">(He hands the clipping from the journal to DataDog.)</text:p>
      <text:p text:style-name="Text_20_body"/>
      <text:p text:style-name="P3">"This looks like a job for you, young Klute! I need a nap, a Cosmic Catnap, don't ya know!"</text:p>
      <text:p text:style-name="P1"><text:line-break/><text:span text:style-name="T11">DataDog furiously types away at the computer while StatCat has a shocked look on his face.</text:span></text:p>
      <text:p text:style-name="Text_20_body"/>
      <text:p text:style-name="P2">Next frame shows the progression into nighttime.</text:p>
      <text:p text:style-name="Text_20_body"><text:soft-page-break/></text:p>
      <text:p text:style-name="P4"><text:span text:style-name="T9">DataDog: </text:span><text:span text:style-name="T12">“</text:span><text:span text:style-name="T8">Finished! And with 2 hours before the Beachpeople rise to spare! Let me go ahead and deliver this to the Moss Isley Borther's spaceport…”</text:span></text:p>
      <text:p text:style-name="Text_20_body"/>
      <text:p text:style-name="P4"><text:span text:style-name="T9">StatCat: </text:span><text:span text:style-name="T8">DataDogt! Don’t you think I should look it over before you submit it? You wrote it quite quickly….and did you write a data management plan? Most grants require those when applying.”</text:span></text:p>
      <text:p text:style-name="Text_20_body"/>
      <text:p text:style-name="P4"><text:span text:style-name="T9">DataDog: </text:span><text:span text:style-name="T12">“</text:span><text:span text:style-name="T8">Of course I wrote a DMP! It’s a wonderful DMP. Here, let me print it out for you on the Uni-vac 4,000 so you can witness the best data management planning you’ve ever seen! Now, while you review this, I’m going to treat myself to another blue gravy martini.”</text:span></text:p>
      <text:p text:style-name="Text_20_body"/>
      <text:p text:style-name="P2">With DataDog in the background gathering materials from the cave's Bar, StatCat holds the DMP in his hands with a suspicious look on his face on his face, brow furrowed.</text:p>
      <text:p text:style-name="Text_20_body"/>
      <text:p text:style-name="P4"><text:span text:style-name="T9">StatCat: </text:span><text:span text:style-name="T12">“T</text:span><text:span text:style-name="T8">his DMP is only 2 sentences…. young Klute."</text:span></text:p>
      <text:p text:style-name="Text_20_body"/>
      <text:p text:style-name="P2">DataDog appears unphased, and continues to craft her martini.</text:p>
      <text:p text:style-name="Text_20_body"/>
      <text:p text:style-name="P4"><text:span text:style-name="T9">DataDog: </text:span><text:span text:style-name="T8">[without looking up at DataDog] “Yes, I thought that I had perhaps made it too long as well.”</text:span></text:p>
      <text:p text:style-name="Text_20_body"/>
      <text:p text:style-name="P4"><text:span text:style-name="T9">StatCat: </text:span><text:span text:style-name="T12">“And it's all stored on your iBone</text:span><text:span text:style-name="T8">…."</text:span></text:p>
      <text:p text:style-name="P2"/>
      <text:p text:style-name="P2"><text:span text:style-name="T5">DataDog: </text:span>“I paid for the 3 year protection plan<text:span text:style-name="T4">…."</text:span></text:p>
      <text:p text:style-name="Text_20_body"/>
      <text:p text:style-name="P4"><text:span text:style-name="T9">StatCat: “</text:span><text:span text:style-name="T8">DataDog, you need to take this more seriously! A DMP should be 2 pages of content and include so much more detail than you have here! and you can't trust that doohickey as the only storage..."</text:span></text:p>
      <text:p text:style-name="P3"/>
      <text:p text:style-name="P4"><text:span text:style-name="T9">StatCat: </text:span><text:span text:style-name="T8">“But... the 3 year protection plan..."</text:span></text:p>
      <text:p text:style-name="Text_20_body"/>
      <text:p text:style-name="P2">The next frame shows StatCat standing in front of a chalkboard with a ruler she uses to point to the board.</text:p>
      <text:p text:style-name="Text_20_body"/>
      <text:p text:style-name="P4"><text:span text:style-name="T9">StatCat: "</text:span><text:span text:style-name="T8">A DMP should address each aspect of your data throughout your research project - and you have to convince the funders that you are going to take care of this data!"</text:span></text:p>
      <text:p text:style-name="P3"/>
      <text:p text:style-name="P4"><text:span text:style-name="T9">StatCat: </text:span><text:span text:style-name="T8">“That protection plan cost me 30 bucks!"</text:span></text:p>
      <text:p text:style-name="Text_20_body"><text:soft-page-break/></text:p>
      <text:p text:style-name="P2">The board has the following points:</text:p>
      <text:p text:style-name="Text_20_body"/>
      <text:list xml:id="list312159189" text:continue-list="list7551959363616248966" text:style-name="L11">
        <text:list-item>
          <text:p text:style-name="P15">Finding/Collecting the data</text:p>
        </text:list-item>
        <text:list-item>
          <text:p text:style-name="P15">Who can access the data</text:p>
        </text:list-item>
        <text:list-item>
          <text:p text:style-name="P15">How will you store it?</text:p>
        </text:list-item>
        <text:list-item>
          <text:p text:style-name="P15">What file formats will you use?</text:p>
        </text:list-item>
        <text:list-item>
          <text:p text:style-name="P15">What analyses will you use?</text:p>
        </text:list-item>
        <text:list-item>
          <text:p text:style-name="P15">What filenaming schemes will you use?</text:p>
        </text:list-item>
        <text:list-item>
          <text:p text:style-name="P15">Will you use metadata? Which standards? </text:p>
        </text:list-item>
        <text:list-item>
          <text:p text:style-name="P15">+ any funder-specific requirements </text:p>
        </text:list-item>
      </text:list>
      <text:p text:style-name="Text_20_body"/>
      <text:p text:style-name="P2">Next frame returns to DataDog and Statcat standing around the Uni-Cativac.</text:p>
      <text:p text:style-name="Text_20_body"/>
      <text:p text:style-name="P4"><text:span text:style-name="T9">DataDog: </text:span><text:span text:style-name="T12">“</text:span><text:span text:style-name="T8">But how can I make the perfect Martini and write a new DMP in time? [wipes sweat off brow] *Sigh*, this whole process is making me want a double."</text:span></text:p>
      <text:p text:style-name="Text_20_body"/>
      <text:p text:style-name="P4"><text:span text:style-name="T9">DataDog: </text:span><text:span text:style-name="T12">“</text:span><text:span text:style-name="T8">Easy on the gravy martinis there."</text:span></text:p>
      <text:p text:style-name="Text_20_body"/>
      <text:p text:style-name="P3"><text:span text:style-name="T2">DataDog: </text:span>“What could go wrong? That's the best iBone and--"</text:p>
      <text:p text:style-name="P3"/>
      <text:p text:style-name="P3"><text:span text:style-name="T2">StatCat: </text:span>“Yes, yes I know, the best iBone and protection plan money can buy. Drink up young pup... and let me tell you some stories... what could go wrong indeed!"</text:p>
      <text:p text:style-name="P3"/>
      <text:p text:style-name="P3">"WE'LL BE RIGHT BACK!"</text:p>
      <text:p text:style-name="P3"/>
      <text:p text:style-name="P3">1st story: (formatted like a Sunday comic)</text:p>
      <text:p text:style-name="P3"/>
      <text:p text:style-name="P20">[Someone steals all the data once it is collected and ruins StatCat’s career (lesson - data security in data storage, access restrictions) (maybe the storyline here is that someone distracts the pheasant that is guarding the data?]</text:p>
      <text:p text:style-name="P3"/>
      <text:p text:style-name="P3">Commercial for either Trix(like) or Lucky Charms(like) or McDonalds(like) ad featuring DataDog as a clown or kid with only one copy of important data on a floppy disc she is hurriedly trying to deliver that StatCat as a "Hamburglar" or crazy cat trying to steal the floppy disc. While chasing DataDog, she falls into a hole, the floppy disc (in true cartoon form), hovers in the air over the pit, StatCat snags it and runs off... the data lost forever. </text:p>
      <text:p text:style-name="P3"/>
      <text:p text:style-name="P3"><text:soft-page-break/>Final panel, they sit around making copies of the floppy disc... "Don't let your data get lost or stolen... buy one ACME floppy disc... get one free!"</text:p>
      <text:p text:style-name="P3"/>
      <text:p text:style-name="P3">Last panel... states the moral of the story. </text:p>
      <text:p text:style-name="P7"/>
      <text:p text:style-name="P7">"AND NOW BACK TO OUR SHOW"</text:p>
      <text:p text:style-name="P7"/>
      <text:p text:style-name="P7">2nd story:</text:p>
      <text:p text:style-name="P7"/>
      <text:p text:style-name="P7">[The National Institutes for Cat and Dog Health realizes that StatCat didn’t follow his DMP during the research, and revokes his grant, and fears he is fired and shamed]</text:p>
      <text:p text:style-name="P7"/>
      <text:p text:style-name="P7">First panel:</text:p>
      <text:p text:style-name="P7"/>
      <text:p text:style-name="P7">StatCat: "Did I ever tell you about the time I failed to follow my DMP? You were but an eager underclassman, still wet behind her puppy ears."</text:p>
      <text:p text:style-name="P7"/>
      <text:p text:style-name="P7">StatCat working for the "Empire" (come up with our own play on that) doing activity above sloppily and impatiently. Delivers it. </text:p>
      <text:p text:style-name="P7"/>
      <text:p text:style-name="P7">Gets called into a hearing at Empire U., fearing being fired, losing his grant or being strangled by Dart Nadir.</text:p>
      <text:p text:style-name="P7"/>
      <text:p text:style-name="P7">Last(ish) panel, StatCat walking past a young DataDog, dripping with tar and covered in feathers (or seen sitting at his desk in a slouch).</text:p>
      <text:p text:style-name="P7"/>
      <text:p text:style-name="P7">StatCat: "All things considered... I got off easy, don't ya know."</text:p>
      <text:p text:style-name="P7"/>
      <text:p text:style-name="P7">Last panel... states the moral of the story.</text:p>
      <text:p text:style-name="P7"/>
      <text:p text:style-name="P18"><text:span text:style-name="T10">3rd story:</text:span></text:p>
      <text:p text:style-name="P18"><text:span text:style-name="T10"/></text:p>
      <text:p text:style-name="P18"><text:span text:style-name="T10">[The computer spontaneously combusts and all the data is lost (and StatCat didn’t backup the data!) (lesson - backup your data! Keep multiple copies!)]</text:span></text:p>
      <text:p text:style-name="P18"><text:span text:style-name="T10"/></text:p>
      <text:p text:style-name="P18"><text:span text:style-name="T10">Full on space battle in which they are flying a spaceship in a deadly battle, they are carrying the one robot with the data/plans on it (satire on Star Wars R2D2 with Leia's message)</text:span></text:p>
      <text:p text:style-name="P18"><text:span text:style-name="T10"/></text:p>
      <text:p text:style-name="P18"><text:span text:style-name="T10">Their ship is blown to smitereens.</text:span></text:p>
      <text:p text:style-name="P18"><text:soft-page-break/><text:span text:style-name="T10"/></text:p>
      <text:p text:style-name="P18"><text:span text:style-name="T10">Final shot of StatCat and DataDog floating through space, clinging to a bit of debris while bits of the robot float by.</text:span></text:p>
      <text:p text:style-name="P18"><text:span text:style-name="T10"/></text:p>
      <text:p text:style-name="P18"><text:span text:style-name="T10">Final panel... moral of the story.</text:span></text:p>
      <text:p text:style-name="P18"><text:span text:style-name="T10"/></text:p>
      <text:p text:style-name="P18"><text:span text:style-name="T10">4th story: </text:span></text:p>
      <text:p text:style-name="P18"><text:span text:style-name="T10"/></text:p>
      <text:p text:style-name="P18"><text:span text:style-name="T10">[DataDog goes to analyze the data and realizes that none of it is findable and readable since StatCat used awful filenames that aren’t helpful, such as “StatCat 1.csv”, “file-3.csv”, “this file has data.csv”, “cat food 4.csv”, etc.]</text:span></text:p>
      <text:p text:style-name="P18"><text:span text:style-name="T10"/></text:p>
      <text:p text:style-name="P18"><text:span text:style-name="T10">In this story they safely arrive at the delivery rendezvous after great dangers, but when they go to get the information out of the bot, but the C3P0-like bot cannot understand the language of the robot. </text:span></text:p>
      <text:p text:style-name="P18"><text:span text:style-name="T10"/></text:p>
      <text:p text:style-name="P18"><text:span text:style-name="T10">Final panel... moral of the story told over shot of bot in the trash compactor. </text:span></text:p>
      <text:p text:style-name="P18"><text:span text:style-name="T10"/></text:p>
      <text:p text:style-name="P18"><text:span text:style-name="T10"/></text:p>
      <text:p text:style-name="P18"><text:span text:style-name="T10">5th story: </text:span></text:p>
      <text:p text:style-name="P18"><text:span text:style-name="T10"/></text:p>
      <text:p text:style-name="P18"><text:span text:style-name="T10">[StatCat ends up getting sued and put on trial in front of a grand jury because he broke into cats’ homes and surveyed what cat food they were eating (lesson - make sure you have the right approval to collect data ethically]</text:span></text:p>
      <text:p text:style-name="P18"><text:span text:style-name="T10"/></text:p>
      <text:p text:style-name="P18"><text:span text:style-name="T10">Perhaps we could set this in a Jabba the Hut-like situation, being led through his cavernous danger-filled lair, in which they being brought in chains before this terrifying alien and he reads them the riot act. </text:span></text:p>
      <text:p text:style-name="P18"><text:span text:style-name="T10"/></text:p>
      <text:p text:style-name="P18"><text:span text:style-name="T10">THIS ONE IS NOT YET VERY GOOD AND NEEDS WORK.</text:span></text:p>
      <text:p text:style-name="P18"><text:span text:style-name="T10"/></text:p>
      <text:p text:style-name="P18"><text:span text:style-name="T10">FINAL panel, the two of them back in Obi-Wan's hut... DataDog looks terrified by all these possible disasters. She packs up and starts out the door.</text:span></text:p>
      <text:p text:style-name="P18"><text:span text:style-name="T10"/></text:p>
      <text:p text:style-name="P18"><text:span text:style-name="T10">StatCat: "Hey... what's up young Klute?"</text:span></text:p>
      <text:p text:style-name="P18"><text:span text:style-name="T10"/></text:p>
      <text:p text:style-name="P18"><text:span text:style-name="T10">DataDog: The heck with all this... I'm goin' back to the farm!"</text:span></text:p>
      <text:p text:style-name="P18"><text:span text:style-name="T10"/></text:p>
      <text:p text:style-name="P18"><text:span text:style-name="T10">StatCat: "May the Nip be with you."</text:span></text:p>
      <text:p text:style-name="Text_20_body"/>
      <text:list xml:id="list893516474317757431" text:style-name="L19">
        <text:list-item>
          <text:list>
            <text:list-header>
              <text:p text:style-name="P13"><text:soft-page-break/></text:p>
            </text:list-header>
          </text:list>
        </text:list-item>
      </text:list>
      <text:p text:style-name="P3"/>
      <text:p text:style-name="P3"/>
      <text:p text:style-name="Text_20_body"/>
      <text:p text:style-name="Text_20_body"/>
      <text:p text:style-name="P3"/>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stine Mara Andersen</meta:initial-creator>
    <meta:creation-date>2020-12-08T16:57:15</meta:creation-date>
    <dc:date>2020-12-08T19:58:26</dc:date>
    <dc:creator>Justine Mara Andersen</dc:creator>
    <meta:editing-duration>PT3H48S</meta:editing-duration>
    <meta:editing-cycles>5</meta:editing-cycles>
    <meta:generator>OpenOffice/4.0.1$Unix OpenOffice.org_project/401m5$Build-9714</meta:generator>
    <meta:document-statistic meta:table-count="0" meta:image-count="0" meta:object-count="0" meta:page-count="14" meta:paragraph-count="172" meta:word-count="3124" meta:character-count="17966"/>
  </office:meta>
</office:document-meta>
</file>